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3.572cm"/>
    </style:style>
    <style:style style:name="co13" style:family="table-column">
      <style:table-column-properties fo:break-before="auto" style:column-width="8.43cm"/>
    </style:style>
    <style:style style:name="co14" style:family="table-column">
      <style:table-column-properties fo:break-before="auto" style:column-width="10.47cm"/>
    </style:style>
    <style:style style:name="co15" style:family="table-column">
      <style:table-column-properties fo:break-before="auto" style:column-width="10.165cm"/>
    </style:style>
    <style:style style:name="co16" style:family="table-column">
      <style:table-column-properties fo:break-before="auto" style:column-width="10.063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0.467cm"/>
    </style:style>
    <style:style style:name="co19" style:family="table-column">
      <style:table-column-properties fo:break-before="auto" style:column-width="2.633cm"/>
    </style:style>
    <style:style style:name="co20" style:family="table-column">
      <style:table-column-properties fo:break-before="auto" style:column-width="2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fo:border="1.5pt solid #0000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 style:data-style-name="N114">
      <style:table-cell-properties fo:background-color="#ff972f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ff6d"/>
    </style:style>
    <style:style style:name="ce6" style:family="table-cell" style:parent-style-name="Default">
      <style:table-cell-properties fo:background-color="#ffff00" fo:border="1.5pt solid #000000"/>
    </style:style>
    <style:style style:name="ce54" style:family="table-cell" style:parent-style-name="Default">
      <style:table-cell-properties fo:background-color="#dde8cb" fo:border="0.74pt solid #000000"/>
    </style:style>
    <style:style style:name="ce55" style:family="table-cell" style:parent-style-name="Default">
      <style:table-cell-properties fo:background-color="#e0c2cd" fo:border="0.74pt solid #000000"/>
    </style:style>
    <style:style style:name="ce56" style:family="table-cell" style:parent-style-name="Default">
      <style:table-cell-properties fo:background-color="#b3cac7" fo:border="0.74pt solid #000000"/>
    </style:style>
    <style:style style:name="ce57" style:family="table-cell" style:parent-style-name="Default">
      <style:table-cell-properties fo:background-color="#ffd8ce" fo:border="0.74pt solid #000000"/>
    </style:style>
    <style:style style:name="ce11" style:family="table-cell" style:parent-style-name="Default" style:data-style-name="N114">
      <style:table-cell-properties fo:background-color="#729fcf"/>
    </style:style>
    <style:style style:name="ce12" style:family="table-cell" style:parent-style-name="Default" style:data-style-name="N114">
      <style:table-cell-properties fo:background-color="#ffde59"/>
    </style:style>
    <style:style style:name="ce13" style:family="table-cell" style:parent-style-name="Default" style:data-style-name="N114">
      <style:table-cell-properties fo:background-color="#ffff6d"/>
    </style:style>
    <style:style style:name="ce14" style:family="table-cell" style:parent-style-name="Default" style:data-style-name="N114">
      <style:table-cell-properties fo:background-color="#dde8cb" fo:border="0.74pt solid #000000"/>
    </style:style>
    <style:style style:name="ce16" style:family="table-cell" style:parent-style-name="Default" style:data-style-name="N114">
      <style:table-cell-properties fo:background-color="#e0c2cd" fo:border="0.74pt solid #000000"/>
    </style:style>
    <style:style style:name="ce17" style:family="table-cell" style:parent-style-name="Default" style:data-style-name="N114">
      <style:table-cell-properties fo:background-color="#b3cac7" fo:border="0.74pt solid #000000"/>
    </style:style>
    <style:style style:name="ce18" style:family="table-cell" style:parent-style-name="Default" style:data-style-name="N120">
      <style:table-cell-properties fo:background-color="#ffd8ce" fo:border="0.74pt solid #000000"/>
    </style:style>
    <style:style style:name="ce66" style:family="table-cell" style:parent-style-name="Default" style:data-style-name="N114">
      <style:table-cell-properties fo:background-color="#5983b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4">
      <style:table-cell-properties fo:background-color="#b47804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4">
      <style:table-cell-properties fo:background-color="#acb20c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4">
      <style:table-cell-properties fo:background-color="#e6e905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dde8cb" fo:border="0.74pt solid #000000"/>
    </style:style>
    <style:style style:name="ce8" style:family="table-cell" style:parent-style-name="Default">
      <style:table-cell-properties fo:background-color="#e0c2cd" fo:border="0.74pt solid #000000"/>
    </style:style>
    <style:style style:name="ce9" style:family="table-cell" style:parent-style-name="Default">
      <style:table-cell-properties fo:background-color="#b3cac7" fo:border="0.74pt solid #000000"/>
    </style:style>
    <style:style style:name="ce10" style:family="table-cell" style:parent-style-name="Default">
      <style:table-cell-properties fo:background-color="#ffd8ce" fo:border="0.74pt solid #000000"/>
    </style:style>
    <style:style style:name="ce23" style:family="table-cell" style:parent-style-name="Default" style:data-style-name="N114">
      <style:table-cell-properties fo:background-color="#ffffff"/>
      <style:text-properties fo:color="#c9211e" fo:font-weight="bold" style:font-weight-asian="bold" style:font-weight-complex="bold"/>
    </style:style>
    <style:style style:name="ce24" style:family="table-cell" style:parent-style-name="Default" style:data-style-name="N114">
      <style:table-cell-properties fo:background-color="#ffffa6"/>
    </style:style>
    <style:style style:name="ce25" style:family="table-cell" style:parent-style-name="Default" style:data-style-name="N114">
      <style:table-cell-properties fo:background-color="#ffffd7"/>
    </style:style>
    <style:style style:name="ce26" style:family="table-cell" style:parent-style-name="Default" style:data-style-name="N114">
      <style:table-cell-properties fo:background-color="#ffff00"/>
    </style:style>
    <style:style style:name="ce89" style:family="table-cell" style:parent-style-name="Default" style:data-style-name="N114"/>
    <style:style style:name="ce28" style:family="table-cell" style:parent-style-name="Default" style:data-style-name="N114">
      <style:table-cell-properties fo:background-color="#81d41a"/>
    </style:style>
    <style:style style:name="ce29" style:family="table-cell" style:parent-style-name="Default" style:data-style-name="N114">
      <style:table-cell-properties fo:background-color="#afd095" fo:border="0.74pt solid #000000"/>
    </style:style>
    <style:style style:name="ce30" style:family="table-cell" style:parent-style-name="Default" style:data-style-name="N114">
      <style:table-cell-properties fo:background-color="#bf819e" fo:border="0.74pt solid #000000"/>
    </style:style>
    <style:style style:name="ce31" style:family="table-cell" style:parent-style-name="Default" style:data-style-name="N114">
      <style:table-cell-properties fo:background-color="#81aca6" fo:border="0.74pt solid #000000"/>
    </style:style>
    <style:style style:name="ce32" style:family="table-cell" style:parent-style-name="Default" style:data-style-name="N114">
      <style:table-cell-properties fo:background-color="#ffaa95" fo:border="0.74pt solid #000000"/>
    </style:style>
    <style:style style:name="ce33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ackground-color="#ffffa6"/>
    </style:style>
    <style:style style:name="ce35" style:family="table-cell" style:parent-style-name="Default">
      <style:table-cell-properties fo:background-color="#ffffd7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114">
      <style:table-cell-properties fo:background-color="#bf0041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fo:background-color="#ffb66c" fo:border="0.74pt solid #000000"/>
    </style:style>
    <style:style style:name="ce40" style:family="table-cell" style:parent-style-name="Default" style:data-style-name="N114">
      <style:table-cell-properties fo:background-color="#ffff00" fo:border="0.74pt solid #000000"/>
    </style:style>
    <style:style style:name="ce41" style:family="table-cell" style:parent-style-name="Default" style:data-style-name="N114">
      <style:table-cell-properties fo:background-color="#ffb66c" fo:border="0.74pt solid #000000"/>
    </style:style>
    <style:style style:name="ce94" style:family="table-cell" style:parent-style-name="Default" style:data-style-name="N116">
      <style:table-cell-properties fo:background-color="#ffb66c" fo:border="0.74pt solid #000000"/>
    </style:style>
    <style:style style:name="ce42" style:family="table-cell" style:parent-style-name="Default" style:data-style-name="N112">
      <style:table-cell-properties fo:background-color="#ffb66c" fo:border="0.74pt solid #000000"/>
    </style:style>
    <style:style style:name="ce43" style:family="table-cell" style:parent-style-name="Default">
      <style:table-cell-properties fo:background-color="#bf0041"/>
    </style:style>
    <style:style style:name="ce4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ackground-color="#81d41a" fo:border="0.74pt solid #000000"/>
    </style:style>
    <style:style style:name="ce46" style:family="table-cell" style:parent-style-name="Default" style:data-style-name="N114">
      <style:table-cell-properties fo:background-color="#ffdbb6" fo:border="0.74pt solid #000000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20" style:family="table-cell" style:parent-style-name="Default" style:data-style-name="N11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 style:data-style-name="N12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content-validations>
        <table:content-validation table:name="val1" table:condition="of:cell-content-is-in-list([$'costo dei malti'.$A$1:.$A$25029])" table:allow-empty-cell="true" table:display-list="unsorted" table:base-cell-address="'modello calcolo'.A8">
          <table:error-message table:message-type="stop" table:display="true"/>
        </table:content-validation>
        <table:content-validation table:name="val2" table:condition="of:cell-content-is-in-list([$'costo luppolo'.$A$1:.$A$250])" table:allow-empty-cell="true" table:display-list="unsorted" table:base-cell-address="'modello calcolo'.A18">
          <table:error-message table:message-type="stop" table:display="true"/>
        </table:content-validation>
        <table:content-validation table:name="val3" table:condition="of:cell-content-is-in-list([$'costo lievito'.$A$1:.$A$250])" table:allow-empty-cell="true" table:display-list="unsorted" table:base-cell-address="'modello calcolo'.A26">
          <table:error-message table:message-type="stop" table:display="true"/>
        </table:content-validation>
        <table:content-validation table:name="val4" table:condition="of:cell-content-is-in-list([$'spezie ecc'.$A$1:.$A$250])" table:allow-empty-cell="true" table:display-list="unsorted" table:base-cell-address="'modello calcolo'.A30">
          <table:error-message table:message-type="stop" table:display="true"/>
        </table:content-validation>
        <table:content-validation table:name="val5" table:condition="of:cell-content-is-in-list(&quot;10&quot;;&quot;23&quot;;&quot;30&quot;;&quot;40&quot;;&quot;50&quot;;&quot;60&quot;;&quot;70&quot;;&quot;80&quot;;&quot;90&quot;;&quot;100&quot;;&quot;&quot;)" table:allow-empty-cell="true" table:display-list="sort-ascending" table:base-cell-address="'modello calcolo'.E1">
          <table:error-message table:message-type="stop" table:display="true"/>
        </table:content-validation>
      </table:content-validations>
      <table:table table:name="modello calcol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9"/>
        <table:table-column table:style-name="co5" table:default-cell-style-name="Default"/>
        <table:table-column table:style-name="co6" table:default-cell-style-name="Default"/>
        <table:table-column table:style-name="co7" table:default-cell-style-name="ce89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+ manodopera</text:p>
          </table:table-cell>
          <table:table-cell table:style-name="ce23" office:value-type="string" calcext:value-type="string">
            <text:p>batch:</text:p>
          </table:table-cell>
          <table:table-cell table:style-name="ce33" table:content-validation-name="val5" office:value-type="float" office:value="50" calcext:value-type="float">
            <text:p>50</text:p>
          </table:table-cell>
          <table:table-cell table:style-name="ce37" table:number-columns-repeated="2"/>
          <table:table-cell table:style-name="ce43" table:number-columns-repeated="2"/>
        </table:table-row>
        <table:table-row table:style-name="ro1">
          <table:table-cell table:style-name="ce2" office:value-type="string" calcext:value-type="string">
            <text:p>costo al litro no vetro:</text:p>
          </table:table-cell>
          <table:table-cell table:style-name="ce11" table:formula="of:=SUM([.F4]/[.E1])" office:value-type="currency" office:currency="EUR" office:value="1.65088" calcext:value-type="currency">
            <text:p>€ 1,65</text:p>
          </table:table-cell>
          <table:table-cell table:style-name="ce66" table:formula="of:=SUM([.B2])*2" office:value-type="currency" office:currency="EUR" office:value="3.30176" calcext:value-type="currency">
            <text:p>€ 3,30</text:p>
          </table:table-cell>
          <table:table-cell table:style-name="ce24" office:value-type="string" calcext:value-type="string" table:number-columns-spanned="2" table:number-rows-spanned="1">
            <text:p>Parziale materiali:</text:p>
          </table:table-cell>
          <table:covered-table-cell table:style-name="ce34"/>
          <table:table-cell table:style-name="ce24" table:formula="of:=SUM([.$D8:.$D116])" office:value-type="currency" office:currency="EUR" office:value="50.022" calcext:value-type="currency">
            <text:p>€ 50,0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sto 75cl</text:p>
          </table:table-cell>
          <table:table-cell table:style-name="ce3" table:formula="of:=SUM([.B2]*75)/100+1.5" office:value-type="currency" office:currency="EUR" office:value="2.73816" calcext:value-type="currency">
            <text:p>€ 2,74</text:p>
          </table:table-cell>
          <table:table-cell table:style-name="ce20" table:formula="of:=SUM([.B3])*2" office:value-type="currency" office:currency="EUR" office:value="5.47632" calcext:value-type="currency">
            <text:p>€ 5,48</text:p>
          </table:table-cell>
          <table:table-cell table:style-name="ce25" office:value-type="string" calcext:value-type="string" table:number-columns-spanned="2" table:number-rows-spanned="1">
            <text:p>Parziale spese gestione:</text:p>
          </table:table-cell>
          <table:covered-table-cell table:style-name="ce35"/>
          <table:table-cell table:style-name="ce25" table:formula="of:=SUM([.$I8:.$I72])" office:value-type="currency" office:currency="EUR" office:value="32.522" calcext:value-type="currency">
            <text:p>€ 32,5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o 66cl</text:p>
          </table:table-cell>
          <table:table-cell table:style-name="ce12" table:formula="of:=SUM([.B2]*66)/100+1.5" office:value-type="currency" office:currency="EUR" office:value="2.5895808" calcext:value-type="currency">
            <text:p>€ 2,59</text:p>
          </table:table-cell>
          <table:table-cell table:style-name="ce21" table:formula="of:=SUM([.B4])*2" office:value-type="currency" office:currency="EUR" office:value="5.1791616" calcext:value-type="currency">
            <text:p>€ 5,18</text:p>
          </table:table-cell>
          <table:table-cell table:style-name="ce26" office:value-type="string" calcext:value-type="string" table:number-columns-spanned="2" table:number-rows-spanned="1">
            <text:p>Totale:</text:p>
          </table:table-cell>
          <table:covered-table-cell table:style-name="ce36"/>
          <table:table-cell table:style-name="ce26" table:formula="of:=SUM([.$F2:.$F3])" office:value-type="currency" office:currency="EUR" office:value="82.544" calcext:value-type="currency">
            <text:p>€ 82,5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to 33cl</text:p>
          </table:table-cell>
          <table:table-cell table:style-name="ce13" table:formula="of:=SUM([.B2]*33)/100+1.5" office:value-type="currency" office:currency="EUR" office:value="2.0447904" calcext:value-type="currency">
            <text:p>€ 2,04</text:p>
          </table:table-cell>
          <table:table-cell table:style-name="ce22" table:formula="of:=SUM([.B5])*2" office:value-type="currency" office:currency="EUR" office:value="4.0895808" calcext:value-type="currency">
            <text:p>€ 4,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materiale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quantità al kg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8" office:value-type="string" calcext:value-type="string">
            <text:p>materiale</text:p>
          </table:table-cell>
          <table:table-cell table:style-name="ce40" office:value-type="string" calcext:value-type="string">
            <text:p>costo</text:p>
          </table:table-cell>
          <table:table-cell table:style-name="ce38" office:value-type="string" calcext:value-type="string">
            <text:p>quantità</text:p>
          </table:table-cell>
          <table:table-cell table:style-name="ce45" office:value-type="string" calcext:value-type="string">
            <text:p>totale ingrediente</text:p>
          </table:table-cell>
        </table:table-row>
        <table:table-row table:style-name="ro1">
          <table:table-cell table:style-name="ce54" table:content-validation-name="val1" office:value-type="string" calcext:value-type="string">
            <text:p>Malto in grani Weyermann Premium Pilsner</text:p>
          </table:table-cell>
          <table:table-cell table:style-name="ce14" table:formula="of:=IF([.A8]=&quot;&quot;;&quot;&quot;;(VLOOKUP([.$A8];[$'costo dei malti'.$A$2:.$D$250];4;0)))" office:value-type="currency" office:currency="EUR" office:value="1.836" calcext:value-type="currency">
            <text:p>€ 1,84</text:p>
          </table:table-cell>
          <table:table-cell table:style-name="ce7" office:value-type="float" office:value="7" calcext:value-type="float">
            <text:p>7</text:p>
          </table:table-cell>
          <table:table-cell table:style-name="ce29" table:formula="of:=IF([.C8]=&quot;&quot;;&quot;&quot;;SUM([.B8]*[.C8]))" office:value-type="currency" office:currency="EUR" office:value="12.852" calcext:value-type="currency">
            <text:p>€ 12,85</text:p>
          </table:table-cell>
          <table:table-cell/>
          <table:table-cell table:style-name="ce39" office:value-type="string" calcext:value-type="string">
            <text:p>gas</text:p>
          </table:table-cell>
          <table:table-cell table:style-name="ce41" table:formula="of:=[$'costo gpl'.D2]" office:value-type="currency" office:currency="EUR" office:value="3.1" calcext:value-type="currency">
            <text:p>€ 3,10</text:p>
          </table:table-cell>
          <table:table-cell table:style-name="ce44" table:formula="of:=[.E1]/25" office:value-type="float" office:value="2" calcext:value-type="float">
            <text:p>2</text:p>
          </table:table-cell>
          <table:table-cell table:style-name="ce46" table:formula="of:==IF([.H8]=&quot;&quot;;&quot;&quot;;SUM([.G8]*[.H8]))" office:value-type="currency" office:currency="EUR" office:value="6.2" calcext:value-type="currency">
            <text:p>€ 6,20</text:p>
          </table:table-cell>
        </table:table-row>
        <table:table-row table:style-name="ro1">
          <table:table-cell table:style-name="ce54" table:content-validation-name="val1" office:value-type="string" calcext:value-type="string">
            <text:p>Malto in grani Weyermann Wheat Pale</text:p>
          </table:table-cell>
          <table:table-cell table:style-name="ce14" table:formula="of:=IF([.A9]=&quot;&quot;;&quot;&quot;;(VLOOKUP([.$A9];[$'costo dei malti'.$A$2:.$D$250];4;0)))" office:value-type="currency" office:currency="EUR" office:value="1.38" calcext:value-type="currency">
            <text:p>€ 1,38</text:p>
          </table:table-cell>
          <table:table-cell table:style-name="ce7" office:value-type="float" office:value="7" calcext:value-type="float">
            <text:p>7</text:p>
          </table:table-cell>
          <table:table-cell table:style-name="ce29" table:formula="of:=IF([.C9]=&quot;&quot;;&quot;&quot;;SUM([.B9]*[.C9]))" office:value-type="currency" office:currency="EUR" office:value="9.66" calcext:value-type="currency">
            <text:p>€ 9,66</text:p>
          </table:table-cell>
          <table:table-cell/>
          <table:table-cell table:style-name="ce39" office:value-type="string" calcext:value-type="string">
            <text:p>luce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9]=&quot;&quot;;&quot;&quot;;SUM([.G9]*[.H9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0]=&quot;&quot;;&quot;&quot;;(VLOOKUP([.$A10];[$'costo dei malti'.$A$2:.$D$250];4;0)))">
            <text:p/>
          </table:table-cell>
          <table:table-cell table:style-name="ce7"/>
          <table:table-cell table:style-name="ce29" table:formula="of:=IF([.C10]=&quot;&quot;;&quot;&quot;;SUM([.B10]*[.C10]))">
            <text:p/>
          </table:table-cell>
          <table:table-cell/>
          <table:table-cell table:style-name="ce39" office:value-type="string" calcext:value-type="string">
            <text:p>acqua</text:p>
          </table:table-cell>
          <table:table-cell table:style-name="ce94" office:value-type="currency" office:currency="EUR" office:value="0.00361" calcext:value-type="currency">
            <text:p>€ 0,003610</text:p>
          </table:table-cell>
          <table:table-cell table:style-name="ce44" table:formula="of:=[.E1]*4" office:value-type="float" office:value="200" calcext:value-type="float">
            <text:p>200</text:p>
          </table:table-cell>
          <table:table-cell table:style-name="ce46" table:formula="of:==IF([.H10]=&quot;&quot;;&quot;&quot;;SUM([.G10]*[.H10]))" office:value-type="currency" office:currency="EUR" office:value="0.722" calcext:value-type="currency">
            <text:p>€ 0,72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1]=&quot;&quot;;&quot;&quot;;(VLOOKUP([.$A11];[$'costo dei malti'.$A$2:.$D$250];4;0)))">
            <text:p/>
          </table:table-cell>
          <table:table-cell table:style-name="ce7"/>
          <table:table-cell table:style-name="ce29" table:formula="of:=IF([.C11]=&quot;&quot;;&quot;&quot;;SUM([.B11]*[.C11]))">
            <text:p/>
          </table:table-cell>
          <table:table-cell/>
          <table:table-cell table:style-name="ce39" office:value-type="string" calcext:value-type="string">
            <text:p>lavaggio bottiglie</text:p>
          </table:table-cell>
          <table:table-cell table:style-name="ce42" office:value-type="currency" office:currency="EUR" office:value="0.02" calcext:value-type="currency">
            <text:p>€ 0,02000</text:p>
          </table:table-cell>
          <table:table-cell table:style-name="ce44" table:formula="of:=[.E1]*2" office:value-type="float" office:value="100" calcext:value-type="float">
            <text:p>100</text:p>
          </table:table-cell>
          <table:table-cell table:style-name="ce46" table:formula="of:==IF([.H11]=&quot;&quot;;&quot;&quot;;SUM([.G11]*[.H11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2]=&quot;&quot;;&quot;&quot;;(VLOOKUP([.$A12];[$'costo dei malti'.$A$2:.$D$250];4;0)))">
            <text:p/>
          </table:table-cell>
          <table:table-cell table:style-name="ce7"/>
          <table:table-cell table:style-name="ce29" table:formula="of:=IF([.C12]=&quot;&quot;;&quot;&quot;;SUM([.B12]*[.C12]))">
            <text:p/>
          </table:table-cell>
          <table:table-cell/>
          <table:table-cell table:style-name="ce39" office:value-type="string" calcext:value-type="string">
            <text:p>sanitizzanti</text:p>
          </table:table-cell>
          <table:table-cell table:style-name="ce41" office:value-type="currency" office:currency="EUR" office:value="2" calcext:value-type="currency">
            <text:p>€ 2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2]=&quot;&quot;;&quot;&quot;;SUM([.G12]*[.H12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3]=&quot;&quot;;&quot;&quot;;(VLOOKUP([.$A13];[$'costo dei malti'.$A$2:.$D$250];4;0)))">
            <text:p/>
          </table:table-cell>
          <table:table-cell table:style-name="ce7"/>
          <table:table-cell table:style-name="ce29" table:formula="of:=IF([.C13]=&quot;&quot;;&quot;&quot;;SUM([.B13]*[.C13]))">
            <text:p/>
          </table:table-cell>
          <table:table-cell/>
          <table:table-cell table:style-name="ce39" office:value-type="string" calcext:value-type="string">
            <text:p>zucchero</text:p>
          </table:table-cell>
          <table:table-cell table:style-name="ce41" office:value-type="currency" office:currency="EUR" office:value="1" calcext:value-type="currency">
            <text:p>€ 1,00</text:p>
          </table:table-cell>
          <table:table-cell table:style-name="ce44" table:formula="of:=([.E1]/100)+0.1" office:value-type="float" office:value="0.6" calcext:value-type="float">
            <text:p>0,6</text:p>
          </table:table-cell>
          <table:table-cell table:style-name="ce46" table:formula="of:==IF([.H13]=&quot;&quot;;&quot;&quot;;SUM([.G13]*[.H13]))" office:value-type="currency" office:currency="EUR" office:value="0.6" calcext:value-type="currency">
            <text:p>€ 0,6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4]=&quot;&quot;;&quot;&quot;;(VLOOKUP([.$A14];[$'costo dei malti'.$A$2:.$D$250];4;0)))">
            <text:p/>
          </table:table-cell>
          <table:table-cell table:style-name="ce7"/>
          <table:table-cell table:style-name="ce29" table:formula="of:=IF([.C14]=&quot;&quot;;&quot;&quot;;SUM([.B14]*[.C14]))">
            <text:p/>
          </table:table-cell>
          <table:table-cell/>
          <table:table-cell table:style-name="ce39" office:value-type="string" calcext:value-type="string">
            <text:p>spese varie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4]=&quot;&quot;;&quot;&quot;;SUM([.G14]*[.H14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5]=&quot;&quot;;&quot;&quot;;(VLOOKUP([.$A15];[$'costo dei malti'.$A$2:.$D$250];4;0)))">
            <text:p/>
          </table:table-cell>
          <table:table-cell table:style-name="ce7"/>
          <table:table-cell table:style-name="ce29" table:formula="of:=IF([.C15]=&quot;&quot;;&quot;&quot;;SUM([.B15]*[.C15]))">
            <text:p/>
          </table:table-cell>
          <table:table-cell/>
          <table:table-cell table:style-name="ce39" office:value-type="string" calcext:value-type="string">
            <text:p>pulizie</text:p>
          </table:table-cell>
          <table:table-cell table:style-name="ce41" office:value-type="currency" office:currency="EUR" office:value="10" calcext:value-type="currency">
            <text:p>€ 10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5]=&quot;&quot;;&quot;&quot;;SUM([.G15]*[.H15])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6]=&quot;&quot;;&quot;&quot;;(VLOOKUP([.$A16];[$'costo dei malti'.$A$2:.$D$250];4;0)))">
            <text:p/>
          </table:table-cell>
          <table:table-cell table:style-name="ce7"/>
          <table:table-cell table:style-name="ce29" table:formula="of:=IF([.C16]=&quot;&quot;;&quot;&quot;;SUM([.B16]*[.C16]))">
            <text:p/>
          </table:table-cell>
          <table:table-cell/>
          <table:table-cell table:style-name="ce39" office:value-type="string" calcext:value-type="string">
            <text:p>usura impianto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6]=&quot;&quot;;&quot;&quot;;SUM([.G16]*[.H16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6" office:value-type="string" calcext:value-type="string">
            <text:p>luppoli</text:p>
          </table:table-cell>
          <table:table-cell table:style-name="ce6" office:value-type="string" calcext:value-type="string">
            <text:p>costo al g</text:p>
          </table:table-cell>
          <table:table-cell table:style-name="ce6" office:value-type="string" calcext:value-type="string">
            <text:p>peso al g.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7]=&quot;&quot;;&quot;&quot;;SUM([.G17]*[.H17]))">
            <text:p/>
          </table:table-cell>
        </table:table-row>
        <table:table-row table:style-name="ro1">
          <table:table-cell table:style-name="ce55" table:content-validation-name="val2" office:value-type="string" calcext:value-type="string">
            <text:p>Luppolo Comet</text:p>
          </table:table-cell>
          <table:table-cell table:style-name="ce16" table:formula="of:=IF([.A18]=&quot;&quot;;&quot;&quot;;VLOOKUP([.A18];[$'costo luppolo'.$A$2:.$D$250];4;0))" office:value-type="currency" office:currency="EUR" office:value="0.025" calcext:value-type="currency">
            <text:p>€ 0,03</text:p>
          </table:table-cell>
          <table:table-cell table:style-name="ce8" office:value-type="float" office:value="150" calcext:value-type="float">
            <text:p>150</text:p>
          </table:table-cell>
          <table:table-cell table:style-name="ce30" table:formula="of:=IF([.C18]=&quot;&quot;;&quot;&quot;;SUM([.B18]*[.C18]))" office:value-type="currency" office:currency="EUR" office:value="3.75" calcext:value-type="currency">
            <text:p>€ 3,75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8]=&quot;&quot;;&quot;&quot;;SUM([.G18]*[.H18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19]=&quot;&quot;;&quot;&quot;;VLOOKUP([.A19];[$'costo luppolo'.$A$2:.$D$250];4;0))">
            <text:p/>
          </table:table-cell>
          <table:table-cell table:style-name="ce8"/>
          <table:table-cell table:style-name="ce30" table:formula="of:=IF([.C19]=&quot;&quot;;&quot;&quot;;SUM([.B19]*[.C19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9]=&quot;&quot;;&quot;&quot;;SUM([.G19]*[.H19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0]=&quot;&quot;;&quot;&quot;;VLOOKUP([.A20];[$'costo luppolo'.$A$2:.$D$250];4;0))">
            <text:p/>
          </table:table-cell>
          <table:table-cell table:style-name="ce8"/>
          <table:table-cell table:style-name="ce30" table:formula="of:=IF([.C20]=&quot;&quot;;&quot;&quot;;SUM([.B20]*[.C20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0]=&quot;&quot;;&quot;&quot;;SUM([.G20]*[.H20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1]=&quot;&quot;;&quot;&quot;;VLOOKUP([.A21];[$'costo luppolo'.$A$2:.$D$250];4;0))">
            <text:p/>
          </table:table-cell>
          <table:table-cell table:style-name="ce8"/>
          <table:table-cell table:style-name="ce30" table:formula="of:=IF([.C21]=&quot;&quot;;&quot;&quot;;SUM([.B21]*[.C21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1]=&quot;&quot;;&quot;&quot;;SUM([.G21]*[.H21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2]=&quot;&quot;;&quot;&quot;;VLOOKUP([.A22];[$'costo luppolo'.$A$2:.$D$250];4;0))">
            <text:p/>
          </table:table-cell>
          <table:table-cell table:style-name="ce8"/>
          <table:table-cell table:style-name="ce30" table:formula="of:=IF([.C22]=&quot;&quot;;&quot;&quot;;SUM([.B22]*[.C22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2]=&quot;&quot;;&quot;&quot;;SUM([.G22]*[.H22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3]=&quot;&quot;;&quot;&quot;;VLOOKUP([.A23];[$'costo luppolo'.$A$2:.$D$250];4;0))">
            <text:p/>
          </table:table-cell>
          <table:table-cell table:style-name="ce8"/>
          <table:table-cell table:style-name="ce30" table:formula="of:=IF([.C23]=&quot;&quot;;&quot;&quot;;SUM([.B23]*[.C23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3]=&quot;&quot;;&quot;&quot;;SUM([.G23]*[.H23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4]=&quot;&quot;;&quot;&quot;;VLOOKUP([.A24];[$'costo luppolo'.$A$2:.$D$250];4;0))">
            <text:p/>
          </table:table-cell>
          <table:table-cell table:style-name="ce8"/>
          <table:table-cell table:style-name="ce30" table:formula="of:=IF([.C24]=&quot;&quot;;&quot;&quot;;SUM([.B24]*[.C24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4]=&quot;&quot;;&quot;&quot;;SUM([.G24]*[.H24]))">
            <text:p/>
          </table:table-cell>
        </table:table-row>
        <table:table-row table:style-name="ro1">
          <table:table-cell table:style-name="ce6" office:value-type="string" calcext:value-type="string">
            <text:p>Lievito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bustine</text:p>
          </table:table-cell>
          <table:table-cell table:style-name="ce28" office:value-type="string" calcext:value-type="string">
            <text:p>total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5]=&quot;&quot;;&quot;&quot;;SUM([.G25]*[.H25]))">
            <text:p/>
          </table:table-cell>
        </table:table-row>
        <table:table-row table:style-name="ro1">
          <table:table-cell table:style-name="ce56" table:content-validation-name="val3" office:value-type="string" calcext:value-type="string">
            <text:p><text:s/>New England 11 gr Lallemand Danstar</text:p>
          </table:table-cell>
          <table:table-cell table:style-name="ce17" table:formula="of:=IF([.A26]=&quot;&quot;;&quot;&quot;;VLOOKUP([.A26];[$'costo lievito'.$A$1:.$B$250];2;0))" office:value-type="currency" office:currency="EUR" office:value="3.9" calcext:value-type="currency">
            <text:p>€ 3,90</text:p>
          </table:table-cell>
          <table:table-cell table:style-name="ce9" office:value-type="float" office:value="2" calcext:value-type="float">
            <text:p>2</text:p>
          </table:table-cell>
          <table:table-cell table:style-name="ce31" table:formula="of:=IF([.C26]=&quot;&quot;;&quot;&quot;;SUM([.B26]*[.C26]))" office:value-type="currency" office:currency="EUR" office:value="7.8" calcext:value-type="currency">
            <text:p>€ 7,80</text:p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27]=&quot;&quot;;&quot;&quot;;VLOOKUP([.A27];[$'costo lievito'.$A$1:.$B$250];2;0))">
            <text:p/>
          </table:table-cell>
          <table:table-cell table:style-name="ce9"/>
          <table:table-cell table:style-name="ce31" table:formula="of:=IF([.C27]=&quot;&quot;;&quot;&quot;;SUM([.B27]*[.C27]))">
            <text:p/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28]=&quot;&quot;;&quot;&quot;;VLOOKUP([.A28];[$'costo lievito'.$A$1:.$B$250];2;0))">
            <text:p/>
          </table:table-cell>
          <table:table-cell table:style-name="ce9"/>
          <table:table-cell table:style-name="ce31" table:formula="of:=IF([.C28]=&quot;&quot;;&quot;&quot;;SUM([.B28]*[.C28]))">
            <text:p/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pezie ecc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peso al g.</text:p>
          </table:table-cell>
          <table:table-cell table:style-name="ce28" office:value-type="string" calcext:value-type="string">
            <text:p>totale</text:p>
          </table:table-cell>
          <table:table-cell table:number-columns-repeated="5"/>
        </table:table-row>
        <table:table-row table:style-name="ro1">
          <table:table-cell table:style-name="ce57" table:content-validation-name="val4" office:value-type="string" calcext:value-type="string">
            <text:p>pesche</text:p>
          </table:table-cell>
          <table:table-cell table:style-name="ce18" table:formula="of:=IF([.A30]=&quot;&quot;;&quot;&quot;;VLOOKUP([.A30];[$'spezie ecc'.$A$1:.$E$250];4;0))" office:value-type="currency" office:currency="EUR" office:value="1.33" calcext:value-type="currency">
            <text:p>€ 1,3300</text:p>
          </table:table-cell>
          <table:table-cell table:style-name="ce10" office:value-type="float" office:value="12" calcext:value-type="float">
            <text:p>12</text:p>
          </table:table-cell>
          <table:table-cell table:style-name="ce32" table:formula="of:=IF([.C30]=&quot;&quot;;&quot;&quot;;SUM([.B30]*[.C30]))" office:value-type="currency" office:currency="EUR" office:value="15.96" calcext:value-type="currency">
            <text:p>€ 15,96</text:p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1]=&quot;&quot;;&quot;&quot;;VLOOKUP([.A31];[$'spezie ecc'.$A$1:.$E$250];4;0))">
            <text:p/>
          </table:table-cell>
          <table:table-cell table:style-name="ce10"/>
          <table:table-cell table:style-name="ce32" table:formula="of:=IF([.C31]=&quot;&quot;;&quot;&quot;;SUM([.B31]*[.C31]))">
            <text:p/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2]=&quot;&quot;;&quot;&quot;;VLOOKUP([.A32];[$'spezie ecc'.$A$1:.$E$250];4;0))">
            <text:p/>
          </table:table-cell>
          <table:table-cell table:style-name="ce10"/>
          <table:table-cell table:style-name="ce32" table:formula="of:=IF([.C32]=&quot;&quot;;&quot;&quot;;SUM([.B32]*[.C32]))">
            <text:p/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3]=&quot;&quot;;&quot;&quot;;VLOOKUP([.A33];[$'spezie ecc'.$A$1:.$E$250];4;0))">
            <text:p/>
          </table:table-cell>
          <table:table-cell table:style-name="ce10"/>
          <table:table-cell table:style-name="ce32" table:formula="of:=IF([.C33]=&quot;&quot;;&quot;&quot;;SUM([.B33]*[.C33]))">
            <text:p/>
          </table:table-cell>
          <table:table-cell table:number-columns-repeated="5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sto gpl" table:style-name="ta1">
        <table:table-column table:style-name="co11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costo del gas</text:p>
          </table:table-cell>
          <table:table-cell office:value-type="string" calcext:value-type="string">
            <text:p>costo della bombola </text:p>
          </table:table-cell>
          <table:table-cell table:style-name="ce110" office:value-type="string" calcext:value-type="string">
            <text:p>kg</text:p>
          </table:table-cell>
          <table:table-cell office:value-type="string" calcext:value-type="string">
            <text:p>costo al kg</text:p>
          </table:table-cell>
          <table:table-cell table:content-validation-name="val5"/>
          <table:table-cell table:number-columns-repeated="3"/>
        </table:table-row>
        <table:table-row table:style-name="ro1">
          <table:table-cell office:value-type="string" calcext:value-type="string">
            <text:p>costo della bombola </text:p>
          </table:table-cell>
          <table:table-cell table:style-name="ce89" office:value-type="currency" office:currency="EUR" office:value="62" calcext:value-type="currency">
            <text:p>€ 62,00</text:p>
          </table:table-cell>
          <table:table-cell table:style-name="ce110" office:value-type="float" office:value="20" calcext:value-type="float">
            <text:p>20</text:p>
          </table:table-cell>
          <table:table-cell table:formula="of:=SUM([.B2]/[.C2])" office:value-type="float" office:value="3.1" calcext:value-type="float">
            <text:p>3,1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table:formula="of:=[$'costo gpl'.D2]" office:value-type="float" office:value="3.1" calcext:value-type="float">
            <text:p>3,1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7"/>
          <table:table-cell table:style-name="ce110"/>
        </table:table-row>
      </table:table>
      <table:table table:name="costo dei malti" table:style-name="ta1">
        <table:table-column table:style-name="co13" table:default-cell-style-name="ce110"/>
        <table:table-column table:style-name="co10" table:number-columns-repeated="2" table:default-cell-style-name="ce110"/>
        <table:table-column table:style-name="co10" table:default-cell-style-name="ce119"/>
        <table:table-row table:style-name="ro1">
          <table:table-cell table:style-name="ce111" table:number-columns-repeated="2"/>
          <table:table-cell table:number-columns-repeated="2"/>
        </table:table-row>
        <table:table-row table:style-name="ro1">
          <table:table-cell table:style-name="ce111" office:value-type="string" calcext:value-type="string">
            <text:p>Prodotti</text:p>
          </table:table-cell>
          <table:table-cell table:style-name="ce111" office:value-type="string" calcext:value-type="string">
            <text:p>quantità</text:p>
          </table:table-cell>
          <table:table-cell table:style-name="ce111" office:value-type="string" calcext:value-type="string">
            <text:p>Prezzo</text:p>
          </table:table-cell>
          <table:table-cell office:value-type="string" calcext:value-type="string">
            <text:p>al kg</text:p>
          </table:table-cell>
        </table:table-row>
        <table:table-row table:style-name="ro1">
          <table:table-cell table:style-name="ce112" office:value-type="string" calcext:value-type="string">
            <text:p>Ireks Malto Vienna</text:p>
          </table:table-cell>
          <table:table-cell office:value-type="float" office:value="5" calcext:value-type="float">
            <text:p>5</text:p>
          </table:table-cell>
          <table:table-cell table:style-name="ce119" office:value-type="currency" office:currency="EUR" office:value="9.35" calcext:value-type="currency">
            <text:p>€ 9,35</text:p>
          </table:table-cell>
          <table:table-cell table:formula="of:=SUM([.C3]/[.B3])" office:value-type="currency" office:currency="EUR" office:value="1.87" calcext:value-type="currency">
            <text:p>€ 1,87</text:p>
          </table:table-cell>
        </table:table-row>
        <table:table-row table:style-name="ro1">
          <table:table-cell table:style-name="ce112" office:value-type="string" calcext:value-type="string">
            <text:p>Malto in grani Château Munich </text:p>
          </table:table-cell>
          <table:table-cell office:value-type="float" office:value="1" calcext:value-type="float">
            <text:p>1</text:p>
          </table:table-cell>
          <table:table-cell table:style-name="ce119" office:value-type="currency" office:currency="EUR" office:value="2.47" calcext:value-type="currency">
            <text:p>€ 2,47</text:p>
          </table:table-cell>
          <table:table-cell table:formula="of:=SUM([.C4]/[.B4])" office:value-type="currency" office:currency="EUR" office:value="2.47" calcext:value-type="currency">
            <text:p>€ 2,47</text:p>
          </table:table-cell>
        </table:table-row>
        <table:table-row table:style-name="ro1">
          <table:table-cell table:style-name="Default" office:value-type="string" calcext:value-type="string">
            <text:p>Malto in grani Pauls LIGHT Chocolate inglese </text:p>
          </table:table-cell>
          <table:table-cell office:value-type="float" office:value="1" calcext:value-type="float">
            <text:p>1</text:p>
          </table:table-cell>
          <table:table-cell table:style-name="ce119" office:value-type="currency" office:currency="EUR" office:value="2.9" calcext:value-type="currency">
            <text:p>€ 2,90</text:p>
          </table:table-cell>
          <table:table-cell table:formula="of:=SUM([.C5]/[.B5])" office:value-type="currency" office:currency="EUR" office:value="2.9" calcext:value-type="currency">
            <text:p>€ 2,90</text:p>
          </table:table-cell>
        </table:table-row>
        <table:table-row table:style-name="ro1">
          <table:table-cell table:style-name="ce112" office:value-type="string" calcext:value-type="string">
            <text:p>Malto in grani Pauls Melanoidin </text:p>
          </table:table-cell>
          <table:table-cell office:value-type="float" office:value="5" calcext:value-type="float">
            <text:p>5</text:p>
          </table:table-cell>
          <table:table-cell table:style-name="ce119" office:value-type="currency" office:currency="EUR" office:value="11" calcext:value-type="currency">
            <text:p>€ 11,00</text:p>
          </table:table-cell>
          <table:table-cell table:formula="of:=SUM([.C6]/[.B6])" office:value-type="currency" office:currency="EUR" office:value="2.2" calcext:value-type="currency">
            <text:p>€ 2,20</text:p>
          </table:table-cell>
        </table:table-row>
        <table:table-row table:style-name="ro1">
          <table:table-cell table:style-name="ce112" office:value-type="string" calcext:value-type="string">
            <text:p>Malto in grani Weyermann Cara Munich 1 </text:p>
          </table:table-cell>
          <table:table-cell office:value-type="float" office:value="1" calcext:value-type="float">
            <text:p>1</text:p>
          </table:table-cell>
          <table:table-cell table:style-name="ce119" office:value-type="currency" office:currency="EUR" office:value="2.98" calcext:value-type="currency">
            <text:p>€ 2,98</text:p>
          </table:table-cell>
          <table:table-cell table:formula="of:=SUM([.C7]/[.B7])" office:value-type="currency" office:currency="EUR" office:value="2.98" calcext:value-type="currency">
            <text:p>€ 2,98</text:p>
          </table:table-cell>
        </table:table-row>
        <table:table-row table:style-name="ro1">
          <table:table-cell table:style-name="ce111" office:value-type="string" calcext:value-type="string">
            <text:p>Malto in grani Weyermann Premium Pilsner</text:p>
          </table:table-cell>
          <table:table-cell table:style-name="ce111" office:value-type="float" office:value="25" calcext:value-type="float">
            <text:p>25</text:p>
          </table:table-cell>
          <table:table-cell table:style-name="ce119" office:value-type="currency" office:currency="EUR" office:value="45.9" calcext:value-type="currency">
            <text:p>€ 45,90</text:p>
          </table:table-cell>
          <table:table-cell table:formula="of:=SUM([.C8]/[.B8])" office:value-type="currency" office:currency="EUR" office:value="1.836" calcext:value-type="currency">
            <text:p>€ 1,84</text:p>
          </table:table-cell>
        </table:table-row>
        <table:table-row table:style-name="ro1">
          <table:table-cell table:style-name="ce113" office:value-type="string" calcext:value-type="string">
            <text:p>Malto in grani Weyermann Wheat Pale</text:p>
          </table:table-cell>
          <table:table-cell office:value-type="float" office:value="25" calcext:value-type="float">
            <text:p>25</text:p>
          </table:table-cell>
          <table:table-cell table:style-name="ce119" office:value-type="currency" office:currency="EUR" office:value="34.5" calcext:value-type="currency">
            <text:p>€ 34,50</text:p>
          </table:table-cell>
          <table:table-cell table:formula="of:=SUM([.C9]/[.B9])" office:value-type="currency" office:currency="EUR" office:value="1.38" calcext:value-type="currency">
            <text:p>€ 1,38</text:p>
          </table:table-cell>
        </table:table-row>
        <table:table-row table:style-name="ro1">
          <table:table-cell table:style-name="ce111" office:value-type="string" calcext:value-type="string">
            <text:p>Malto Muntons Extra Pale Maris Otter</text:p>
          </table:table-cell>
          <table:table-cell table:style-name="ce111" office:value-type="float" office:value="25" calcext:value-type="float">
            <text:p>25</text:p>
          </table:table-cell>
          <table:table-cell table:style-name="ce119" office:value-type="currency" office:currency="EUR" office:value="39.9" calcext:value-type="currency">
            <text:p>€ 39,90</text:p>
          </table:table-cell>
          <table:table-cell table:formula="of:=SUM([.C10]/[.B10])" office:value-type="currency" office:currency="EUR" office:value="1.596" calcext:value-type="currency">
            <text:p>€ 1,60</text:p>
          </table:table-cell>
        </table:table-row>
        <table:table-row table:style-name="ro1">
          <table:table-cell table:style-name="ce112" office:value-type="string" calcext:value-type="string">
            <text:p>Muntons Chocolate </text:p>
          </table:table-cell>
          <table:table-cell office:value-type="float" office:value="5" calcext:value-type="float">
            <text:p>5</text:p>
          </table:table-cell>
          <table:table-cell table:style-name="ce119" office:value-type="currency" office:currency="EUR" office:value="11.82" calcext:value-type="currency">
            <text:p>€ 11,82</text:p>
          </table:table-cell>
          <table:table-cell table:formula="of:=SUM([.C11]/[.B11])" office:value-type="currency" office:currency="EUR" office:value="2.364" calcext:value-type="currency">
            <text:p>€ 2,36</text:p>
          </table:table-cell>
        </table:table-row>
        <table:table-row table:style-name="ro1">
          <table:table-cell table:style-name="ce111" office:value-type="string" calcext:value-type="string">
            <text:p>Muntons Crystal Malt 150</text:p>
          </table:table-cell>
          <table:table-cell table:style-name="ce111" office:value-type="float" office:value="5" calcext:value-type="float">
            <text:p>5</text:p>
          </table:table-cell>
          <table:table-cell table:style-name="ce119" office:value-type="currency" office:currency="EUR" office:value="9.69" calcext:value-type="currency">
            <text:p>€ 9,69</text:p>
          </table:table-cell>
          <table:table-cell table:formula="of:=SUM([.C12]/[.B12])" office:value-type="currency" office:currency="EUR" office:value="1.938" calcext:value-type="currency">
            <text:p>€ 1,94</text:p>
          </table:table-cell>
        </table:table-row>
        <table:table-row table:style-name="ro1">
          <table:table-cell table:style-name="ce111" office:value-type="string" calcext:value-type="string">
            <text:p>Muntons Crystal Malt 150 kg.25</text:p>
          </table:table-cell>
          <table:table-cell table:style-name="ce111" office:value-type="float" office:value="25" calcext:value-type="float">
            <text:p>25</text:p>
          </table:table-cell>
          <table:table-cell table:style-name="ce119" office:value-type="currency" office:currency="EUR" office:value="42.9" calcext:value-type="currency">
            <text:p>€ 42,90</text:p>
          </table:table-cell>
          <table:table-cell table:formula="of:=SUM([.C13]/[.B13])" office:value-type="currency" office:currency="EUR" office:value="1.716" calcext:value-type="currency">
            <text:p>€ 1,72</text:p>
          </table:table-cell>
        </table:table-row>
        <table:table-row table:style-name="ro1">
          <table:table-cell table:style-name="ce112"/>
          <table:table-cell/>
          <table:table-cell table:style-name="ce119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/>
          <table:table-cell table:style-name="ce119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style-name="ce111" table:number-columns-repeated="2"/>
          <table:table-cell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style-name="ce111" table:number-columns-repeated="2"/>
          <table:table-cell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style-name="ce111" table:number-columns-repeated="2"/>
          <table:table-cell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style-name="ce111" table:number-columns-repeated="2"/>
          <table:table-cell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1]/[.B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2]/[.B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3]/[.B23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4]/[.B24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5]/[.B25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6]/[.B26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7]/[.B27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8]/[.B28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9]/[.B29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30]/[.B30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31]/[.B31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32]/[.B32])" office:value-type="string" office:string-value="" calcext:value-type="error">
            <text:p>#DIV/0!</text:p>
          </table:table-cell>
        </table:table-row>
        <table:table-row table:style-name="ro1" table:number-rows-repeated="220">
          <table:table-cell table:number-columns-repeated="4"/>
        </table:table-row>
        <table:table-row table:style-name="ro1" table:number-rows-repeated="10">
          <table:table-cell table:style-name="Default"/>
          <table:table-cell table:number-columns-repeated="3"/>
        </table:table-row>
        <table:table-row table:style-name="ro1" table:number-rows-repeated="10483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sto lievito" table:style-name="ta1">
        <table:table-column table:style-name="co14" table:default-cell-style-name="Default"/>
        <table:table-column table:style-name="co10" table:default-cell-style-name="ce89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1019" table:default-cell-style-name="Default"/>
        <table:table-row table:style-name="ro1">
          <table:table-cell table:style-name="ce110" office:value-type="string" calcext:value-type="string">
            <text:p>lievito</text:p>
          </table:table-cell>
          <table:table-cell table:style-name="ce119" office:value-type="string" calcext:value-type="string">
            <text:p>costo singolo</text:p>
          </table:table-cell>
          <table:table-cell table:style-name="ce110" table:number-columns-repeated="1022"/>
        </table:table-row>
        <table:table-row table:style-name="ro1">
          <table:table-cell office:value-type="string" calcext:value-type="string">
            <text:p><text:s/>LALLEMAND WIT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BELLE SAISON -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NOTTINGHAM ALE -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VERDANT IPA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WIT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New England 11 gr Lallemand Danstar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entis SAF-LAGER W-34/70 - 11,5 g</text:p>
          </table:table-cell>
          <table:table-cell table:style-name="ce119" office:value-type="currency" office:currency="EUR" office:value="5.16" calcext:value-type="currency">
            <text:p>€ 5,16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o luppolo" table:style-name="ta1">
        <table:table-column table:style-name="co16" table:default-cell-style-name="Default"/>
        <table:table-column table:style-name="co17" table:default-cell-style-name="ce110"/>
        <table:table-column table:style-name="co10" table:number-columns-repeated="2" table:default-cell-style-name="ce89"/>
        <table:table-row table:style-name="ro1">
          <table:table-cell office:value-type="string" calcext:value-type="string">
            <text:p>luppolo </text:p>
          </table:table-cell>
          <table:table-cell office:value-type="string" calcext:value-type="string">
            <text:p>quantità in grammi</text:p>
          </table:table-cell>
          <table:table-cell office:value-type="string" calcext:value-type="string">
            <text:p>costo lotto</text:p>
          </table:table-cell>
          <table:table-cell office:value-type="string" calcext:value-type="string">
            <text:p>costo al g</text:p>
          </table:table-cell>
        </table:table-row>
        <table:table-row table:style-name="ro1">
          <table:table-cell office:value-type="string" calcext:value-type="string">
            <text:p>Luppolo EAST KENT GOLDINGS - Pellet 250 gr CROP 2021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9" calcext:value-type="currency">
            <text:p>€ 9,00</text:p>
          </table:table-cell>
          <table:table-cell table:formula="of:=SUM([.C2]/[.B2])" office:value-type="currency" office:currency="EUR" office:value="0.036" calcext:value-type="currency">
            <text:p>€ 0,04</text:p>
          </table:table-cell>
        </table:table-row>
        <table:table-row table:style-name="ro1">
          <table:table-cell table:style-name="ce113" office:value-type="string" calcext:value-type="string">
            <text:p>Luppolo WARRIOR - Pellet 250 gr CROP 2022</text:p>
          </table:table-cell>
          <table:table-cell table:style-name="ce111" office:value-type="float" office:value="250" calcext:value-type="float">
            <text:p>250</text:p>
          </table:table-cell>
          <table:table-cell table:style-name="ce120" office:value-type="currency" office:currency="EUR" office:value="8" calcext:value-type="currency">
            <text:p>€ 8,00</text:p>
          </table:table-cell>
          <table:table-cell table:formula="of:=SUM([.C3]/[.B3])" office:value-type="currency" office:currency="EUR" office:value="0.032" calcext:value-type="currency">
            <text:p>€ 0,03</text:p>
          </table:table-cell>
        </table:table-row>
        <table:table-row table:style-name="ro1">
          <table:table-cell table:style-name="ce113" office:value-type="string" calcext:value-type="string">
            <text:p>Luppolo Tettnanger (Pellets)</text:p>
          </table:table-cell>
          <table:table-cell table:style-name="ce111" office:value-type="float" office:value="250" calcext:value-type="float">
            <text:p>250</text:p>
          </table:table-cell>
          <table:table-cell table:style-name="ce122" office:value-type="currency" office:currency="EUR" office:value="9.68" calcext:value-type="currency">
            <text:p>€ 9,68</text:p>
          </table:table-cell>
          <table:table-cell table:formula="of:=SUM([.C4]/[.B4])" office:value-type="currency" office:currency="EUR" office:value="0.03872" calcext:value-type="currency">
            <text:p>€ 0,04</text:p>
          </table:table-cell>
        </table:table-row>
        <table:table-row table:style-name="ro1">
          <table:table-cell table:style-name="ce113" office:value-type="string" calcext:value-type="string">
            <text:p>Luppolo HERSBRUCKER</text:p>
          </table:table-cell>
          <table:table-cell table:style-name="ce111" office:value-type="float" office:value="100" calcext:value-type="float">
            <text:p>100</text:p>
          </table:table-cell>
          <table:table-cell table:style-name="ce120" office:value-type="currency" office:currency="EUR" office:value="4.2" calcext:value-type="currency">
            <text:p>€ 4,20</text:p>
          </table:table-cell>
          <table:table-cell table:formula="of:=SUM([.C5]/[.B5])" office:value-type="currency" office:currency="EUR" office:value="0.042" calcext:value-type="currency">
            <text:p>€ 0,04</text:p>
          </table:table-cell>
        </table:table-row>
        <table:table-row table:style-name="ro1">
          <table:table-cell table:style-name="ce113" office:value-type="string" calcext:value-type="string">
            <text:p>Luppolo TARGET</text:p>
          </table:table-cell>
          <table:table-cell table:style-name="ce111" office:value-type="float" office:value="100" calcext:value-type="float">
            <text:p>100</text:p>
          </table:table-cell>
          <table:table-cell table:style-name="ce120" office:value-type="currency" office:currency="EUR" office:value="4" calcext:value-type="currency">
            <text:p>€ 4,00</text:p>
          </table:table-cell>
          <table:table-cell table:formula="of:=SUM([.C6]/[.B6])" office:value-type="currency" office:currency="EUR" office:value="0.04" calcext:value-type="currency">
            <text:p>€ 0,04</text:p>
          </table:table-cell>
        </table:table-row>
        <table:table-row table:style-name="ro1">
          <table:table-cell table:style-name="ce113" office:value-type="string" calcext:value-type="string">
            <text:p>Luppolo CHALLENGER</text:p>
          </table:table-cell>
          <table:table-cell table:style-name="ce111" office:value-type="float" office:value="100" calcext:value-type="float">
            <text:p>100</text:p>
          </table:table-cell>
          <table:table-cell office:value-type="currency" office:currency="EUR" office:value="4.7" calcext:value-type="currency">
            <text:p>€ 4,70</text:p>
          </table:table-cell>
          <table:table-cell table:formula="of:=SUM([.C7]/[.B7])" office:value-type="currency" office:currency="EUR" office:value="0.047" calcext:value-type="currency">
            <text:p>€ 0,05</text:p>
          </table:table-cell>
        </table:table-row>
        <table:table-row table:style-name="ro1">
          <table:table-cell table:style-name="ce113" office:value-type="string" calcext:value-type="string">
            <text:p>Luppolo CASCADE</text:p>
          </table:table-cell>
          <table:table-cell table:style-name="ce111" office:value-type="float" office:value="100" calcext:value-type="float">
            <text:p>100</text:p>
          </table:table-cell>
          <table:table-cell office:value-type="currency" office:currency="EUR" office:value="3" calcext:value-type="currency">
            <text:p>€ 3,00</text:p>
          </table:table-cell>
          <table:table-cell table:formula="of:=SUM([.C8]/[.B8])" office:value-type="currency" office:currency="EUR" office:value="0.03" calcext:value-type="currency">
            <text:p>€ 0,03</text:p>
          </table:table-cell>
        </table:table-row>
        <table:table-row table:style-name="ro1">
          <table:table-cell office:value-type="string" calcext:value-type="string">
            <text:p>Luppolo Comet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2.5" calcext:value-type="currency">
            <text:p>€ 2,50</text:p>
          </table:table-cell>
          <table:table-cell table:formula="of:=SUM([.C9]/[.B9])" office:value-type="currency" office:currency="EUR" office:value="0.025" calcext:value-type="currency">
            <text:p>€ 0,03</text:p>
          </table:table-cell>
        </table:table-row>
        <table:table-row table:style-name="ro1">
          <table:table-cell table:number-columns-repeated="3"/>
          <table:table-cell table:formula="of:=SUM([.C10]/[.B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]/[.B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]/[.B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]/[.B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13"/>
          <table:table-cell table:style-name="ce111"/>
          <table:table-cell table:number-columns-repeated="2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pezie ecc" table:style-name="ta1">
        <table:table-column table:style-name="co10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9"/>
        <table:table-row table:style-name="ro1">
          <table:table-cell table:style-name="ce112" office:value-type="string" calcext:value-type="string">
            <text:p>nome spezia</text:p>
          </table:table-cell>
          <table:table-cell table:style-name="ce110" office:value-type="string" calcext:value-type="string">
            <text:p>quantità</text:p>
          </table:table-cell>
          <table:table-cell table:style-name="ce110" office:value-type="string" calcext:value-type="string">
            <text:p>unità di misura</text:p>
          </table:table-cell>
          <table:table-cell table:style-name="ce119" office:value-type="string" calcext:value-type="string">
            <text:p>prezzo unitario</text:p>
          </table:table-cell>
          <table:table-cell office:value-type="string" calcext:value-type="string">
            <text:p>prezzo al G</text:p>
          </table:table-cell>
        </table:table-row>
        <table:table-row table:style-name="ro1">
          <table:table-cell table:style-name="ce112" office:value-type="string" calcext:value-type="string">
            <text:p>fave di cacao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currency" office:currency="EUR" office:value="22" calcext:value-type="currency">
            <text:p>€ 22,00</text:p>
          </table:table-cell>
          <table:table-cell table:formula="of:=SUM([.D2]/[.B2])" office:value-type="currency" office:currency="EUR" office:value="0.022" calcext:value-type="currency">
            <text:p>€ 0,02</text:p>
          </table:table-cell>
        </table:table-row>
        <table:table-row table:style-name="ro1">
          <table:table-cell table:style-name="ce110" office:value-type="string" calcext:value-type="string">
            <text:p>fragole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currency" office:currency="EUR" office:value="4.5" calcext:value-type="currency">
            <text:p>€ 4,50</text:p>
          </table:table-cell>
          <table:table-cell table:style-name="ce123" table:formula="of:=SUM([.D3]/[.B3])" office:value-type="currency" office:currency="EUR" office:value="0.0045" calcext:value-type="currency">
            <text:p>€ 0,004500</text:p>
          </table:table-cell>
        </table:table-row>
        <table:table-row table:style-name="ro1">
          <table:table-cell table:style-name="ce110" office:value-type="string" calcext:value-type="string">
            <text:p>ciliegie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currency" office:currency="EUR" office:value="7" calcext:value-type="currency">
            <text:p>€ 7,00</text:p>
          </table:table-cell>
          <table:table-cell table:formula="of:=SUM([.D4]/[.B4])" office:value-type="currency" office:currency="EUR" office:value="0.007" calcext:value-type="currency">
            <text:p>€ 0,01</text:p>
          </table:table-cell>
        </table:table-row>
        <table:table-row table:style-name="ro1">
          <table:table-cell table:style-name="ce110" office:value-type="string" calcext:value-type="string">
            <text:p>pesche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0" office:value-type="string" calcext:value-type="string">
            <text:p>g</text:p>
          </table:table-cell>
          <table:table-cell table:style-name="ce119" office:value-type="currency" office:currency="EUR" office:value="1.33" calcext:value-type="currency">
            <text:p>€ 1,33</text:p>
          </table:table-cell>
          <table:table-cell table:style-name="ce108" table:formula="of:=SUM([.D5]/[.B5])" office:value-type="currency" office:currency="EUR" office:value="0.00133" calcext:value-type="currency">
            <text:p>€ 0,0013300</text:p>
          </table:table-cell>
        </table:table-row>
        <table:table-row table:style-name="ro1">
          <table:table-cell table:number-columns-repeated="4"/>
          <table:table-cell table:formula="of:=SUM([.D6]/[.B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]/[.B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]/[.B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]/[.B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]/[.B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]/[.B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]/[.B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3]/[.B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4]/[.B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5]/[.B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6]/[.B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7]/[.B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8]/[.B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0]/[.B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1]/[.B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2]/[.B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3]/[.B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4]/[.B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5]/[.B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6]/[.B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7]/[.B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8]/[.B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9]/[.B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0]/[.B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1]/[.B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2]/[.B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3]/[.B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4]/[.B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5]/[.B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6]/[.B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7]/[.B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8]/[.B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9]/[.B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0]/[.B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1]/[.B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2]/[.B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3]/[.B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4]/[.B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5]/[.B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6]/[.B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7]/[.B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8]/[.B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9]/[.B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0]/[.B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1]/[.B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2]/[.B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3]/[.B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4]/[.B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5]/[.B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6]/[.B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7]/[.B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8]/[.B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9]/[.B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0]/[.B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1]/[.B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2]/[.B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3]/[.B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4]/[.B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5]/[.B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6]/[.B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7]/[.B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8]/[.B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9]/[.B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0]/[.B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1]/[.B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2]/[.B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3]/[.B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4]/[.B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5]/[.B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6]/[.B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7]/[.B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8]/[.B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9]/[.B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0]/[.B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1]/[.B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2]/[.B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3]/[.B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4]/[.B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5]/[.B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6]/[.B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7]/[.B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8]/[.B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9]/[.B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0]/[.B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1]/[.B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2]/[.B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3]/[.B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4]/[.B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5]/[.B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6]/[.B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7]/[.B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8]/[.B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9]/[.B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0]/[.B1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1]/[.B1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2]/[.B1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3]/[.B1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4]/[.B1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5]/[.B1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6]/[.B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7]/[.B1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8]/[.B1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9]/[.B1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0]/[.B1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1]/[.B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2]/[.B1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3]/[.B1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4]/[.B1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5]/[.B1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6]/[.B1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7]/[.B1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8]/[.B1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9]/[.B1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0]/[.B1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1]/[.B1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2]/[.B1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3]/[.B1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4]/[.B1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5]/[.B1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6]/[.B1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7]/[.B1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8]/[.B1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9]/[.B1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30]/[.B1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31]/[.B1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32]/[.B132])" office:value-type="string" office:string-value="" calcext:value-type="error">
            <text:p>#DIV/0!</text:p>
          </table:table-cell>
        </table:table-row>
      </table:table>
      <table:named-expressions/>
      <table:database-ranges>
        <table:database-range table:name="listinomalti" table:target-range-address="'costo dei malti'.A1:'costo dei malti'.D274" table:on-update-keep-styles="true" table:on-update-keep-size="false"/>
        <table:database-range table:name="__Anonymous_Sheet_DB__2" table:target-range-address="'costo dei malti'.A2:'costo dei malti'.D32">
          <table:sort>
            <table:sort-by table:field-number="0" table:data-type="automatic"/>
          </table:sort>
        </table:database-range>
        <table:database-range table:name="__Anonymous_Sheet_DB__3" table:target-range-address="'costo lievito'.E8:'costo lievito'.F2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osto luppolo'.A2:'costo luppolo'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it" number:country="IT">€</number:currency-symbol>
      <number:text> </number:text>
      <number:number number:decimal-places="8" number:min-decimal-places="8" number:min-integer-digits="1" number:grouping="true"/>
    </number:currency-style>
    <number:currency-style style:name="N118">
      <style:text-properties fo:color="#ff0000"/>
      <number:text>-</number:text>
      <number:currency-symbol number:language="it" number:country="IT">€</number:currency-symbol>
      <number:text> </number:text>
      <number:number number:decimal-places="8" number:min-decimal-places="8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 style:data-style-name="N2" text:time-value="10:45:10.14308601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0:35:16.798772789</meta:creation-date>
    <dc:date>2023-07-14T11:39:07.378438153</dc:date>
    <meta:editing-duration>PT20H59M31S</meta:editing-duration>
    <meta:editing-cycles>52</meta:editing-cycles>
    <meta:generator>LibreOffice/7.5.4.2$Linux_X86_64 LibreOffice_project/50$Build-2</meta:generator>
    <meta:document-statistic meta:table-count="6" meta:cell-count="433" meta:object-count="0"/>
  </office:meta>
</office:document-meta>
</file>